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tyle="italic" style:font-style-asian="italic" style:font-style-complex="italic" fo:font-size="26pt" style:font-size-asian="26pt" style:font-size-complex="26pt" style:text-underline-type="single" style:text-underline-style="solid" style:text-underline-width="auto" style:text-underline-mode="continuous"/>
    </style:style>
    <style:style style:name="P3" style:parent-style-name="TM2" style:family="paragraph">
      <style:paragraph-properties>
        <style:tab-stops>
          <style:tab-stop style:type="right" style:leader-style="dotted" style:leader-text="." style:position="6.1402in"/>
        </style:tab-stops>
      </style:paragraph-properties>
    </style:style>
    <style:style style:name="P4" style:parent-style-name="TM2" style:family="paragraph">
      <style:paragraph-properties>
        <style:tab-stops>
          <style:tab-stop style:type="right" style:leader-style="dotted" style:leader-text="." style:position="6.1402in"/>
        </style:tab-stops>
      </style:paragraph-properties>
    </style:style>
    <style:style style:name="P5" style:parent-style-name="TM2" style:family="paragraph">
      <style:paragraph-properties>
        <style:tab-stops>
          <style:tab-stop style:type="right" style:leader-style="dotted" style:leader-text="." style:position="6.1402in"/>
        </style:tab-stops>
      </style:paragraph-properties>
    </style:style>
    <style:style style:name="P6" style:parent-style-name="TM2" style:family="paragraph">
      <style:paragraph-properties>
        <style:tab-stops>
          <style:tab-stop style:type="right" style:leader-style="dotted" style:leader-text="." style:position="6.1402in"/>
        </style:tab-stops>
      </style:paragraph-properties>
    </style:style>
    <style:style style:name="P7" style:parent-style-name="TM2" style:family="paragraph">
      <style:paragraph-properties>
        <style:tab-stops>
          <style:tab-stop style:type="right" style:leader-style="dotted" style:leader-text="." style:position="6.1402in"/>
        </style:tab-stops>
      </style:paragraph-properties>
    </style:style>
    <style:style style:name="P8" style:parent-style-name="Normal" style:family="paragraph">
      <style:paragraph-properties fo:break-before="page"/>
    </style:style>
    <style:style style:name="T9" style:parent-style-name="Policepardéfaut" style:family="text">
      <style:text-properties style:font-name-complex="Calibri" fo:color="#000000" fo:background-color="#FFFFFF"/>
    </style:style>
    <style:style style:name="T10" style:parent-style-name="Policepardéfaut" style:family="text">
      <style:text-properties style:font-name-complex="Calibri" fo:color="#000000" fo:background-color="#FFFFFF"/>
    </style:style>
    <style:style style:name="T11" style:parent-style-name="Policepardéfaut" style:family="text">
      <style:text-properties style:font-name-complex="Calibri" fo:color="#000000" fo:background-color="#FFFFFF"/>
    </style:style>
    <style:style style:name="T12" style:parent-style-name="Policepardéfaut" style:family="text">
      <style:text-properties style:font-name="Calibri Light" style:font-name-complex="Calibri Light"/>
    </style:style>
  </office:automatic-styles>
  <office:body>
    <office:text text:use-soft-page-breaks="true">
      <text:p text:style-name="P1">Démarche projet 3</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64555643" office:target-frame-name="_top" xlink:show="replace"><text:span text:style-name="Lienhypertexte">Introduction</text:span><text:tab/>2</text:a></text:p>
          <text:p text:style-name="P4"><text:a xlink:href="#_Toc64555644" office:target-frame-name="_top" xlink:show="replace"><text:span text:style-name="Lienhypertexte">Organisation</text:span><text:tab/>2</text:a></text:p>
          <text:p text:style-name="P5"><text:a xlink:href="#_Toc64555645" office:target-frame-name="_top" xlink:show="replace"><text:span text:style-name="Lienhypertexte">Contrôleur</text:span><text:tab/>2</text:a></text:p>
          <text:p text:style-name="P6"><text:a xlink:href="#_Toc64555646" office:target-frame-name="_top" xlink:show="replace"><text:span text:style-name="Lienhypertexte">Affichage</text:span><text:tab/>3</text:a></text:p>
          <text:p text:style-name="P7"><text:a xlink:href="#_Toc64555647" office:target-frame-name="_top" xlink:show="replace"><text:span text:style-name="Lienhypertexte">Lien github</text:span><text:tab/>3</text:a></text:p>
        </text:index-body>
      </text:table-of-content>
      <text:p text:style-name="Normal"/>
      <text:p text:style-name="Normal"/>
      <text:p text:style-name="P8"/>
      <text:h text:style-name="Titre2" text:outline-level="2"><text:bookmark-start text:name="_Toc64555643"/><text:soft-page-break/>Introduction<text:bookmark-end text:name="_Toc64555643"/></text:h>
      <text:p text:style-name="Normal">Tout d’abord, après avoir suivi le cours<text:s/>sur la programmation orientée objet<text:s/>mon mentor m’a donné un tutoriel d’un jeu utilisant pygame afin de me guider car je ne savais<text:s/>pas comment commencer. Ce jeu était<text:s/>assez<text:s/>complexe<text:s/>mais j’ai pu voir l’étendue des<text:s/>possibilités<text:s/>de la programmation orientée objet, de pygame et comment les classes et les méthodes interagissaient entre elles. <text:s/>Dans ce jeu il<text:s/>y avait également un système de cartes enregistrées dans un fichier<text:s/>comme demandé dans le projet.<text:s/>Cela m’a<text:s/>permis<text:s/>de comprendre le système de boucle,<text:s/>de lecture de fichier map afin de faire une liste de listes avec des constantes correspondantes chacune à une image.</text:p>
      <text:h text:style-name="Titre2" text:outline-level="2"><text:bookmark-start text:name="_Toc64555644"/>Organisation<text:bookmark-end text:name="_Toc64555644"/></text:h>
      <text:p text:style-name="Normal">À la suite de<text:s/>ce tutoriel mon mentor m’a demandé de me renseigner sur<text:s/>le principe du<text:s/>MVC (model, vue, controleur) afin d’organiser mes classes<text:s/>correctement (une classe qui gère l’affichage et une classe qui<text:s/>contrôle l’affichage<text:s/>selon le model).<text:s/>J’avais au départ créé plusieurs classes inutiles (une pour<text:s/>Mcgyver, pour les objets etc..) que j’ai regroupé dans les classes « Game » et « View » selon leur rôle dans le programme.<text:s/>Puis j’ai séparé mes classes en modules réunis dans un package et importer les classes nécessaires dans chaque fichier.</text:p>
      <text:h text:style-name="Titre2" text:outline-level="2"><text:bookmark-start text:name="_Toc64555645"/>Contrôleur<text:bookmark-end text:name="_Toc64555645"/></text:h>
      <text:p text:style-name="Normal">Dans l’instance qui contrôle j’ai<text:s/>mis la fonction avec la boucle<text:s/>infinie<text:s/>« while », la fonction à appeler et qui s’exécute tant que le programme tourne,<text:s/><text:span text:style-name="T9">le rôle de<text:s/></text:span><text:span text:style-name="T10">cette</text:span><text:span text:style-name="T11"><text:s/>boucle infinie est aussi de rafraîchir l'écran de jeux</text:span><text:span text:style-name="T12">.</text:span><text:s/>J’ai<text:s/>d’abord fait la fonction pour lire le fichier map,<text:s/>grâce à des boucles « for » pour chaque ligne et chaque case,<text:s/>aux méthodes « strip » et « split » qui<text:s/>divisent les lignes. On ajoute les cases dans des listes qu’on ajoute dans une grande liste.<text:s/>J’ai eu quelques problèmes au niveau de l’indentation que j’ai réglé en<text:s/>essayant beaucoup de possibilités. J’ai ajouté par la suite aux boucles « for » la méthode « enumerate » afin de récupérer la position de chaque case<text:s/>et de chaque ligne<text:s/>que j’enregistre dans une variable « pos », cela sera utile pour avoir la position de<text:s/>Mcgyver et du gardien mais aussi faire une liste de positions de cases vides que l’on place en attributs.<text:s/></text:p>
      <text:p text:style-name="Normal">Puis il y a la fonction qui place les objets aléatoirement, grâce à la liste de position des cases vides et à la méthode « random.sample » qui retourne 3 positions aléatoires et qui les place en attributs.<text:s/></text:p>
      <text:p text:style-name="Normal">Pour faire bouger Mcgyver j’avais commencé à faire une nouvelle fonction avec une boucle mais mon mentor m’a montré comment faire en la déplaçant dans la boucle « while » déjà existante, Mcgyver se déplace en modifiant l’index de la ligne et de la case selon les flèches du claviers pressées, puis en réattribuant sa nouvelle position, il ne peut pas se déplacer sur des cases « murs ». <text:s/>Son ancienne position est remplacée par une case « sol ». Les objets sont ramassés s’ils ont la même position que Mc gyver, quand ils sont ramassés ils apparaissent dans la bande noire à droite grâce à des fonctions depuis la classe « View », quand les 3 objets sont ramassés ils fusionnent et la seringue apparait. Quand Mcgyver et le garde ont la même position un message de victoire ou de défaite s’affiche selon si Mcgyver a ramassé tous les objets.</text:p>
      <text:h text:style-name="Titre2" text:outline-level="2"/>
      <text:h text:style-name="Titre2" text:outline-level="2"><text:bookmark-start text:name="_Toc64555646"/></text:h>
      <text:h text:style-name="Titre2" text:outline-level="2"/>
      <text:h text:style-name="Titre2" text:outline-level="2"/>
      <text:h text:style-name="Titre2" text:outline-level="2"/>
      <text:h text:style-name="Titre2" text:outline-level="2">Affichage<text:bookmark-end text:name="_Toc64555646"/></text:h>
      <text:p text:style-name="Normal">Ensuite il a fallu faire l’instance<text:s/>qui gère l’affichage, les images sont lues et converties et la fenêtre est initialisée dans l’initialisation de l’instance. La fonction principale affiche le niveau<text:s/>selon la liste renvoyée<text:s/>par la fonction qui lit<text:s/>le fichier map dans l’instance<text:s/>contrôleur, l’image affichée est celle<text:s/>correspondante à la constante enregistrée dans un autre fichier, la position de l’image à afficher est déterminée par le numéro de ligne et le numéro de case.<text:s/>Puis il y a les fonctions qui affichent les objets dans la bande noire à droite après le ramassage et les fonctions qui affichent les messages de fin de jeu.</text:p>
      <text:p text:style-name="Normal"/>
      <text:p text:style-name="Normal"/>
      <text:h text:style-name="Titre2" text:outline-level="2"><text:bookmark-start text:name="_Toc64555647"/>Lien github<text:bookmark-end text:name="_Toc64555647"/></text:h>
      <text:p text:style-name="Normal">https://github.com/robindauteuil/projet3/tree/main/jeux_mac_gyver</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in dauteuil</meta:initial-creator>
    <dc:creator>robin dauteuil</dc:creator>
    <meta:creation-date>2021-02-05T11:24:00Z</meta:creation-date>
    <dc:date>2021-02-21T19:42:00Z</dc:date>
    <meta:template xlink:href="Normal" xlink:type="simple"/>
    <meta:editing-cycles>6</meta:editing-cycles>
    <meta:editing-duration>PT1412280S</meta:editing-duration>
    <meta:document-statistic meta:page-count="3" meta:paragraph-count="8" meta:word-count="675" meta:character-count="4382" meta:row-count="30" meta:non-whitespace-character-count="3715"/>
  </office:meta>
</office:document-meta>
</file>